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3" style:family="paragraph" style:parent-style-name="Standard">
      <style:paragraph-properties fo:text-align="justify" style:justify-single-word="false"/>
    </style:style>
    <style:style style:name="P4" style:family="paragraph" style:parent-style-name="Standard" style:master-page-name="Standard">
      <style:paragraph-properties fo:text-align="center" style:justify-single-word="false" style:page-number="auto"/>
    </style:style>
    <style:style style:name="T1" style:family="text">
      <style:text-properties style:font-name="Times New Roman" fo:font-size="20pt" style:font-size-asian="20pt" style:font-name-complex="Times New Roman1" style:font-size-complex="20pt"/>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8pt" style:font-size-asian="18pt" style:font-name-complex="Times New Roman1" style:font-size-complex="18pt"/>
    </style:style>
    <style:style style:name="T4" style:family="text">
      <style:text-properties style:font-name="Times New Roman" fo:font-size="13pt" style:font-size-asian="13pt" style:font-name-complex="Times New Roman1" style:font-size-complex="13pt"/>
    </style:style>
    <style:style style:name="T5" style:family="text">
      <style:text-properties style:font-name="Times New Roman" fo:font-size="13pt" officeooo:rsid="000186cc" style:font-size-asian="13pt" style:font-name-complex="Times New Roman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AFE DRIVE ASSIST</text:span></text:p>
      <text:p text:style-name="P1"><text:span text:style-name="T2">SYNOPSIS</text:span></text:p>
      <text:p text:style-name="P2"/>
      <text:p text:style-name="P3"><text:span text:style-name="T3">Problem definition</text:span></text:p>
      <text:p text:style-name="P3"><text:span text:style-name="T4">Driver inattention and tiredness are some of the main causes of traffic accidents. Studies show that around one quarter of all serious motorway accidents is attributable to sleepy drivers in need of a rest, meaning that drowsiness causes more road accidents than drink-driving. Many road accidents could be avoided if the driver could be alerted well before he falls asleep. </text:span></text:p>
      <text:p text:style-name="P3"><text:span text:style-name="T3">Existing technologies</text:span></text:p>
      <text:p text:style-name="P3"><text:span text:style-name="T4">Various approaches have been made to address this issue. Broadly, these measures can be categorized into three- vehicle based, behavioral and physiological. </text:span></text:p>
      <text:p text:style-name="P3"><text:span text:style-name="T4">Volvo Cars introduced its Driver Alert Control System in 2008, which is available only on its high-end models. This system uses a camera, a number of sensors and a central unit to monitor the movements of the car within the road lane, to assess whether the driver is drowsy. Mercedes-Benz has also introduced a similar system known as the Attention Assist in its E-Class vehicles. Both these systems rely on as many as 70 inputs to determine if the driver is over tired. Lateral position of the vehicle inside the lane, steering wheel movements and time-to-line crossing are commonly used. </text:span></text:p>
      <text:p text:style-name="P3"><text:span text:style-name="T4">Behavioral measures include yawning, eye closure, eye blinking, position of the head etc. These are monitored using a camera and the driver is alerted if any of these drowsiness symptoms are detected. Even though this vision based method is not intrusive and will not cause inconvenience to drivers, the drowsiness detection is not very accurate. The alarm could go off simply due to poor lighting, driving conditions or movement of the driver. Also, the camera based solution becomes obsolete when it comes to bespectacled drivers. </text:span></text:p>
      <text:p text:style-name="P3"><text:span text:style-name="T4">Physiological measures include monitoring the pulse rate, brain waves etc. of the driver to determine drowsiness. These signals start to change in the earlier stages of drowsiness. Hence, physiological signals are more suitable to detect drowsiness with few false positives; making it possible to alert a drowsy driver in a timely manner and thereby </text:span><text:soft-page-break/><text:span text:style-name="T4">prevent many road accidents. Many researchers have considered electrocardiogram (ECG), electromyogram (EMG), electroencephalogram (ECG) and electro-oculogram (EoG). </text:span></text:p>
      <text:p text:style-name="P3"><text:span text:style-name="T4">The Electroencephalogram (EEG) is the physiological signal most commonly used to measure drowsiness. The reliability and accuracy of driver drowsiness detection by using physiological signals is very high compared to other methods. However, the intrusive nature of measuring physiological signals remains an issue to be addressed. Measuring EEG activity has traditionally required complex equipment, the precise placement of dozens of electrodes around the head and the use of various gels, saline solutions, and/or pastes to keep them in place. This is quite intrusive to drivers and thus is not a probable solution.</text:span></text:p>
      <text:p text:style-name="P3"><text:bookmark text:name="_GoBack"/><text:span text:style-name="T3">Proposed system</text:span></text:p>
      <text:p text:style-name="P3"><text:span text:style-name="T4">We wish to develop a system that detects drowsiness using an eye blink sensor which is attached to a frame. The system we propose is small and not complicated. The eye blink sensor works on the principle of IR transmission. The sensor system consists of an IR transmitter and an IR receiver, connected to a </text:span><text:span text:style-name="T5">micro-controller.</text:span><text:span text:style-name="T4"> The input from the eye blink sensor is processed to determine the frequency of blinking as well as the eye closure period. <text:s/>When these values vary considerably from a calculated average value, an alarm is sounded with the help of an </text:span><text:span text:style-name="T5">ear-piece.</text:span><text:span text:style-name="T4"> The basic advantage to this system is that it could be modeled as an attachable module, which could be placed on a pair of spectacles without being any inconvenience to the dri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mail - [2010]</meta:initial-creator>
    <meta:editing-cycles>13</meta:editing-cycles>
    <meta:creation-date>2016-01-07T08:36:00</meta:creation-date>
    <dc:date>2016-01-29T23:22:00.647716496</dc:date>
    <meta:editing-duration>PT6M42S</meta:editing-duration>
    <meta:generator>LibreOffice/4.4.2.2$Linux_X86_64 LibreOffice_project/40m0$Build-2</meta:generator>
    <meta:document-statistic meta:table-count="0" meta:image-count="0" meta:object-count="0" meta:page-count="2" meta:paragraph-count="12" meta:word-count="570" meta:character-count="3615" meta:non-whitespace-character-count="3051"/>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